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02cm" table:align="margins" style:writing-mode="lr-tb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02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Text_20_body">
      <style:text-properties officeooo:paragraph-rsid="0168dafa"/>
    </style:style>
    <style:style style:name="P2" style:family="paragraph" style:parent-style-name="Frame_20_contents">
      <style:paragraph-properties fo:text-align="center" style:justify-single-word="false"/>
      <style:text-properties officeooo:rsid="00f50411" officeooo:paragraph-rsid="01c30801"/>
    </style:style>
    <style:style style:name="P3" style:family="paragraph" style:parent-style-name="Frame_20_contents">
      <style:paragraph-properties fo:text-align="center" style:justify-single-word="false"/>
      <style:text-properties officeooo:rsid="00f50411" officeooo:paragraph-rsid="01c3eac5"/>
    </style:style>
    <style:style style:name="P4" style:family="paragraph" style:parent-style-name="Frame_20_contents">
      <style:paragraph-properties fo:text-align="center" style:justify-single-word="false"/>
      <style:text-properties officeooo:rsid="01030f2d" officeooo:paragraph-rsid="01c3eac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c3eac5"/>
    </style:style>
    <style:style style:name="P7" style:family="paragraph" style:parent-style-name="Text_20_body" style:master-page-name="Standard">
      <style:paragraph-properties style:page-number="1"/>
      <style:text-properties officeooo:paragraph-rsid="013e6015"/>
    </style:style>
    <style:style style:name="P8" style:family="paragraph" style:parent-style-name="Heading_20_1">
      <style:text-properties officeooo:rsid="01c66712" officeooo:paragraph-rsid="01c66712"/>
    </style:style>
    <style:style style:name="P9" style:family="paragraph" style:parent-style-name="Heading_20_1">
      <style:text-properties officeooo:rsid="00fad9ee" officeooo:paragraph-rsid="013e6015"/>
    </style:style>
    <style:style style:name="T1" style:family="text">
      <style:text-properties officeooo:rsid="01030f2d"/>
    </style:style>
    <style:style style:name="T2" style:family="text">
      <style:text-properties officeooo:rsid="01069cff"/>
    </style:style>
    <style:style style:name="T3" style:family="text">
      <style:text-properties officeooo:rsid="010805c0"/>
    </style:style>
    <style:style style:name="fr1" style:family="graphic" style:parent-style-name="Frame">
      <style:graphic-properties style:vertical-pos="middle" style:vertical-rel="baseline" style:horizontal-pos="from-left" style:horizontal-rel="paragraph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middle" style:vertical-rel="baseline" style:horizontal-pos="from-left" style:horizontal-rel="paragraph"/>
    </style:style>
    <style:style style:name="fr3" style:family="graphic" style:parent-style-name="Frame">
      <style:graphic-properties style:vertical-pos="middle" style:vertical-rel="baseline" style:horizontal-pos="from-left" style:horizontal-rel="paragraph" style:shadow="none" draw:shadow-opacity="100%"/>
    </style:style>
    <style:style style:name="fr4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7"><text:a xlink:type="simple" xlink:href="py3o://if=%22objects.mco_form_station_server_flag==1%22" text:style-name="Internet_20_link" text:visited-style-name="Visited_20_Internet_20_Link"><text:span text:style-name="T3">if="objects.mco_form_station_server_flag==1"</text:span></text:a></text:p>
      <text:h text:style-name="P8" text:outline-level="1">Atividades Executadas no Servidor</text:h>
      <text:p text:style-name="Text_20_body_20_indent"><text:user-field-get text:name="py3o.objects.mco_form_station_server_activities">AtivServer</text:user-field-get></text:p>
      <text:p text:style-name="Text_20_body_20_indent"/>
      <text:h text:style-name="P9" text:outline-level="1">Fotos Servidor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<draw:frame draw:style-name="fr1" draw:name="py3o.image(objects.mco_form_file_pic16_id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2.A1" office:value-type="string">
            <text:p text:style-name="P5"><draw:frame draw:style-name="fr2" draw:name="py3o.image(objects.mco_form_file_pic21_id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Selo de Manutenção antes do</text:p>
            <text:p text:style-name="P2">início do atendimento</text:p>
          </table:table-cell>
          <table:table-cell table:style-name="Tabela2.A1" office:value-type="string">
            <text:p text:style-name="P2">Selo de Manutenção após o</text:p>
            <text:p text:style-name="P2">término do atendimento</text:p>
          </table:table-cell>
        </table:table-row>
        <table:table-row>
          <table:table-cell table:style-name="Tabela2.A1" office:value-type="string">
            <text:p text:style-name="P6"><draw:frame draw:style-name="fr3" draw:name="py3o.image(objects.mco_form_file_pic17_id.mco_form_file_data, 'png', width=6, height=9, isb64=True)" text:anchor-type="as-char" svg:width="5.001cm" svg:height="7.5cm" draw:z-index="7"><draw:text-box><text:p text:style-name="Frame_20_contents"/></draw:text-box></draw:frame></text:p>
          </table:table-cell>
          <table:table-cell table:style-name="Tabela2.A1" office:value-type="string">
            <text:p text:style-name="P6"><draw:frame draw:style-name="fr2" draw:name="py3o.image(objects.mco_form_file_pic20_id.mco_form_file_data, 'png', width=6, height=9, isb64=True)" text:anchor-type="as-char" svg:width="5.001cm" svg:height="7.5cm" draw:z-index="2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<text:span text:style-name="T1">Rack Servidor </text:span>Fechado</text:p>
            <text:p text:style-name="P2">antes do atendimento</text:p>
          </table:table-cell>
          <table:table-cell table:style-name="Tabela2.A1" office:value-type="string">
            <text:p text:style-name="P2"><text:span text:style-name="T1">Rack Servidor </text:span>Fechado</text:p>
            <text:p text:style-name="P2">após atendimento</text:p>
          </table:table-cell>
        </table:table-row>
        <text:soft-page-break/>
        <table:table-row>
          <table:table-cell table:style-name="Tabela2.A1" office:value-type="string">
            <text:p text:style-name="P2"><draw:frame draw:style-name="fr2" draw:name="py3o.image(objects.mco_form_file_pic18_id.mco_form_file_data,'png',width=6,height=9,isb64=True)" text:anchor-type="as-char" svg:width="5.001cm" svg:height="7.5cm" draw:z-index="4"><draw:text-box><text:p text:style-name="Frame_20_contents"/></draw:text-box></draw:frame></text:p>
          </table:table-cell>
          <table:table-cell table:style-name="Tabela2.A1" office:value-type="string">
            <text:p text:style-name="P2"><draw:frame draw:style-name="fr2" draw:name="py3o.image(objects.mco_form_file_pic19_id.mco_form_file_data,'png',width=6,height=9,isb64=True)" text:anchor-type="as-char" svg:width="5.001cm" svg:height="7.5cm" draw:z-index="5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4">Rack Servidor Aberto</text:p>
            <text:p text:style-name="P3">antes do atendimento</text:p>
          </table:table-cell>
          <table:table-cell table:style-name="Tabela2.A1" office:value-type="string">
            <text:p text:style-name="P4">Rack Servidor Aberto</text:p>
            <text:p text:style-name="P3">após atendimento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2">/i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0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width="20.996cm" svg:height="29.7cm" draw:z-index="6"><draw:image xlink:href="Pictures/10000000000009B000000DB49A3A13E0BF53CFA4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9T15:18:43.857873160</dc:date>
    <meta:editing-duration>P4DT21H39M40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2" meta:paragraph-count="23" meta:word-count="47" meta:character-count="353" meta:non-whitespace-character-count="323"/>
  </office:meta>
</office:document-meta>
</file>